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9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0" style:family="text">
      <style:text-properties fo:font-size="14pt" fo:language="en" fo:country="US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1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201.png" xlink:type="simple" xlink:show="embed" xlink:actuate="onLoad"/></draw:frame></text:p>
          </table:table-cell>
          <table:table-cell table:style-name="Table1.B1" office:value-type="string">
            <text:h text:style-name="P4" text:outline-level="1">Экстраполя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2">C</text:span><text:span text:style-name="T6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201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экстраполяцию нулевого порядка:</text:p>
            <text:p text:style-name="P6"><text:span text:style-name="T3">y(t) = x( t[k] )</text:span>,</text:p>
            <text:p text:style-name="P5">где <text:span text:style-name="T3">y(t)</text:span><text:span text:style-name="T5"> – </text:span><text:span text:style-name="T7">значение выходного сигнала в текущий момент расчетного (модельного) времени, </text:span><text:span text:style-name="T3">x( t[k-1] ) </text:span><text:span text:style-name="T7">– значение входного сигнала в </text:span><text:span text:style-name="T8">последний</text:span><text:span text:style-name="T7"> момент дискретизации </text:span><text:span text:style-name="T3">t[k-1]</text:span><text:span text:style-name="T7">. Квантование происходит с периодом </text:span><text:span text:style-name="T3">T</text:span><text:span text:style-name="T7">, который задается параметром блока.</text:span></text:p>
            <text:p text:style-name="P5"><text:span text:style-name="T1">Примечание</text:span>:</text:p>
            <text:p text:style-name="P5">Для правильной работы данного блока необходимо задать максимальный шаг интегрирования не больше, чем <text:span text:style-name="T4">0,5·T</text:span>. <text:span text:style-name="T11">При интегрировании с постоянным шагом рекомендуется задать шаг таким, чтобы период квантования был кратен шагу интегрирования </text:span><text:span text:style-name="T3">T = k·h</text:span><text:span text:style-name="T11">, </text:span><text:span text:style-name="T7">где </text:span><text:span text:style-name="T3">k, h</text:span><text:span text:style-name="T5"> </text:span><text:span text:style-name="T7">–</text:span><text:span text:style-name="T5"> </text:span><text:span text:style-name="T7">целое число и шаг интегрирования</text:span><text:span text:style-name="T11">.</text:span></text:p>
            <text:p text:style-name="P5"><text:span text:style-name="T9">Свойство</text:span>:</text:p>
            <text:list xml:id="list1319419540646633526" text:style-name="L1">
              <text:list-item>
                <text:p text:style-name="P7">Период квантования – период квантования расчёта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кстраполятор</dc:title>
    <dc:date>2014-12-25T10:11:17.21</dc:date>
    <meta:generator>OpenOffice/4.1.1$Win32 OpenOffice.org_project/411m6$Build-9775</meta:generator>
    <meta:editing-duration>PT2H26M34S</meta:editing-duration>
    <meta:editing-cycles>132</meta:editing-cycles>
    <meta:document-statistic meta:table-count="1" meta:image-count="2" meta:object-count="0" meta:page-count="1" meta:paragraph-count="13" meta:word-count="105" meta:character-count="718"/>
  </office:meta>
</office:document-meta>
</file>